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9.695cm" fo:min-width="9.072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  <style:paragraph-properties style:writing-mode="lr-tb"/>
    </style:style>
    <style:style style:name="gr4" style:family="graphic" style:parent-style-name="AuthN">
      <style:graphic-properties draw:textarea-horizontal-align="justify" draw:textarea-vertical-align="middle" draw:auto-grow-height="false" fo:min-height="1.27cm" fo:min-width="7.39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style:font-size-asian="18pt" style:font-weight-asian="bold" style:font-size-complex="18pt" style:font-weight-complex="bold"/>
    </style:style>
    <style:style style:name="P5" style:family="paragraph">
      <style:paragraph-properties fo:text-align="center" style:writing-mode="lr-tb"/>
      <style:text-properties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24cm" svg:height="9.997cm" svg:x="1.373cm" svg:y="2.6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321cm" svg:height="0.962cm" svg:x="2.041cm" svg:y="1.679cm">
          <draw:text-box>
            <text:p text:style-name="P2"><text:span text:style-name="T1">In-Memory Storage</text:span></text:p>
          </draw:text-box>
        </draw:frame>
        <draw:custom-shape draw:style-name="gr3" draw:text-style-name="P4" draw:layer="layout" svg:width="6.985cm" svg:height="1.585cm" svg:x="2.615cm" svg:y="3.149cm">
          <text:p text:style-name="P4"><text:span text:style-name="T2">Session </text:span><text:span text:style-name="T2">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5.562cm">
          <text:p text:style-name="P4"><text:span text:style-name="T2">Session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7.987cm">
          <text:p text:style-name="P4"><text:span text:style-name="T2">Session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615cm" svg:y="10.327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624cm" svg:height="9.997cm" svg:x="1.246cm" svg:y="15.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321cm" svg:height="0.962cm" svg:x="1.914cm" svg:y="14.452cm">
          <draw:text-box>
            <text:p text:style-name="P2"><text:span text:style-name="T1">I</text:span><text:span text:style-name="T1">n</text:span><text:span text:style-name="T1">-</text:span><text:span text:style-name="T1">M</text:span><text:span text:style-name="T1">e</text:span><text:span text:style-name="T1">m</text:span><text:span text:style-name="T1">o</text:span><text:span text:style-name="T1">r</text:span><text:span text:style-name="T1">y </text:span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/text:p>
          </draw:text-box>
        </draw:frame>
        <draw:custom-shape draw:style-name="gr3" draw:text-style-name="P4" draw:layer="layout" svg:width="6.985cm" svg:height="1.585cm" svg:x="2.488cm" svg:y="15.922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488cm" svg:y="18.335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488cm" svg:y="20.76cm">
          <text:p text:style-name="P4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#</text:span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585cm" svg:x="2.488cm" svg:y="23.1cm">
          <text:p text:style-name="P4"><text:span text:style-name="T2">Session #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391cm" svg:height="1.27cm" svg:x="13.918cm" svg:y="7.022cm">
          <text:p text:style-name="P5"><text:span text:style-name="T1">Spring App #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391cm" svg:height="1.27cm" svg:x="13.929cm" svg:y="20.04cm">
          <text:p text:style-name="P5"><text:span text:style-name="T1">Spring App #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918cm" svg:y1="7.657cm" svg:x2="11.06cm" svg:y2="7.657cm">
          <text:p/>
        </draw:line>
        <draw:line draw:style-name="gr6" draw:text-style-name="P6" draw:layer="layout" svg:x1="13.918cm" svg:y1="20.675cm" svg:x2="11.06cm" svg:y2="20.6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2-27T13:18:54.779646181</meta:creation-date>
    <meta:editing-duration>PT9M18S</meta:editing-duration>
    <meta:editing-cycles>6</meta:editing-cycles>
    <meta:generator>LibreOffice/7.3.7.2$MacOSX_X86_64 LibreOffice_project/e114eadc50a9ff8d8c8a0567d6da8f454beeb84f</meta:generator>
    <dc:date>2023-05-10T10:38:09.506050810</dc:date>
    <meta:document-statistic meta:object-count="16"/>
    <meta:template xlink:type="simple" xlink:actuate="onRequest" xlink:title="palette" xlink:href="../../../../../../../../../../Templates/Spring/palette.otg" meta:date="2020-02-27T13:18:54.545437478"/>
  </office:meta>
</office:document-meta>
</file>